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Helv" svg:font-family="Helv, 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color="#000000" fo:font-size="14pt" style:font-size-asian="14pt" style:font-size-complex="14pt"/>
    </style:style>
    <style:style style:name="P3" style:family="paragraph" style:parent-style-name="Standard" style:list-style-name="WW8Num1">
      <style:paragraph-properties fo:margin-left="0.25in" fo:margin-right="0in" fo:text-indent="-0.25in" style:auto-text-indent="false" style:text-autospace="none"/>
    </style:style>
    <style:style style:name="P4" style:family="paragraph" style:parent-style-name="Standard" style:list-style-name="WW8Num1">
      <style:paragraph-properties fo:margin-left="0.25in" fo:margin-right="0in" fo:text-indent="-0.25in" style:auto-text-indent="false" style:text-autospace="none"/>
      <style:text-properties fo:color="#000000" fo:font-size="14pt" style:font-size-asian="14pt" style:font-size-complex="14pt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000000" fo:font-size="14pt" style:font-size-asian="14pt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ODE Code Submission Process</text:p>
      <text:p text:style-name="P1"/>
      <text:p text:style-name="P1"/>
      <text:list xml:id="list1495241698" text:style-name="WW8Num1">
        <text:list-item>
          <text:p text:style-name="P3"><text:span text:style-name="T3">If there is no Defect or Feature Request work item for the feature or fix yet, open the ODE project area on RTC, right-click on the Work Items folder, click New -&gt; Work Item… and choose a Defect or Feature Request as appropriate. <text:s/>Fill in the fields as your needs dictate.</text:span></text:p>
        </text:list-item>
        <text:list-item>
          <text:p text:style-name="P4">Create a repository workspace that flows to the correct stream (5.0 or 5.1) and load the files into an Eclipse project or your file system. <text:s/>Make changes as necessary, test them, and check-in and deliver when appropriate.</text:p>
        </text:list-item>
        <text:list-item>
          <text:p text:style-name="P3"><text:span text:style-name="T3">If desired and appropriate for the fix/feature, create zips/jars for the new binaries (and/or rules and/or plugin, etc.) and put them in CSNext/RAM in the appropriate section. <text:s/>You may want to upload a README with it so others will know what changes the new file(s) contain.</text:span></text:p>
        </text:list-item>
        <text:list-item>
          <text:p text:style-name="P4">Complete the work item (move status to Resolved, etc.).</text:p>
        </text:list-item>
        <text:list-item>
          <text:p text:style-name="P4">Smile and bask in the knowledge that you are now an official contributing developer on the ODE open source team!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Helv" svg:font-family="Helv, 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WW8Num1z0" style:family="text">
      <style:text-properties style:font-name="Helv" fo:font-family="Helv, Arial" style:font-family-generic="swiss" style:font-pitch="variable" fo:font-size="14pt" fo:font-weight="normal" style:font-size-asian="14pt" style:font-weight-asian="normal" style:font-name-complex="Helv" style:font-family-complex="Helv, Arial" style:font-family-generic-complex="swiss" style:font-pitch-complex="variable" style:font-size-complex="14pt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DE Code Submission Process</dc:title>
    <meta:initial-creator>Ernest Crvich</meta:initial-creator>
    <meta:creation-date>2006-12-12T18:08:00</meta:creation-date>
    <dc:creator>Ernest</dc:creator>
    <dc:date>2011-05-25T19:21:00</dc:date>
    <meta:editing-cycles>7</meta:editing-cycles>
    <meta:editing-duration>PT31M</meta:editing-duration>
    <meta:document-statistic meta:table-count="0" meta:image-count="0" meta:object-count="0" meta:page-count="1" meta:paragraph-count="6" meta:word-count="172" meta:character-count="971" meta:non-whitespace-character-count="807"/>
    <meta:generator>LibreOffice/5.3.6.1$Linux_X86_64 LibreOffice_project/30$Build-1</meta:generator>
  </office:meta>
</office:document-meta>
</file>